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cccccc" draw:textarea-horizontal-align="justify" draw:textarea-vertical-align="middle" draw:auto-grow-height="false" fo:min-height="2.75cm" fo:min-width="5.5cm"/>
    </style:style>
    <style:style style:name="gr2" style:family="graphic" style:parent-style-name="standard">
      <style:graphic-properties draw:stroke="none" draw:stroke-dash="Fine_20_Dotted" draw:fill="solid" draw:fill-color="#eeeeee" draw:textarea-horizontal-align="justify" draw:textarea-vertical-align="middle" draw:auto-grow-height="false" fo:min-height="2.75cm" fo:min-width="5.5cm"/>
    </style:style>
    <style:style style:name="gr3" style:family="graphic" style:parent-style-name="objectwithoutfill">
      <style:graphic-properties draw:stroke="dash" draw:stroke-dash="Fine_20_Dashed_20_2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67cm"/>
    </style:style>
    <style:style style:name="gr8" style:family="graphic" style:parent-style-name="objectwithoutfill">
      <style:graphic-properties svg:stroke-width="0.02cm" svg:stroke-color="#000000" draw:marker-start="Arrow" draw:marker-start-width="0.18cm" draw:marker-end="" draw:marker-end-width="0.38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Fine_20_Dashed_20_2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svg:stroke-color="#ff0000" draw:marker-start-width="0.26cm" draw:marker-end-width="0.26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2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cm" svg:y1="3cm" svg:x2="6cm" svg:y2="3cm">
          <text:p/>
        </draw:line>
        <draw:g>
          <svg:title>TexMaths</svg:title>
          <svg:desc>14§display§\lambda_1§svg§600§TRUE§</svg:desc>
          <draw:polygon draw:style-name="gr4" draw:text-style-name="P4" draw:layer="layout" svg:width="0.478cm" svg:height="0cm" svg:x="4.182cm" svg:y="1.5cm" svg:viewBox="0 0 479 0" draw:points="239,0 0,0 0,0 479,0 479,0">
            <text:p/>
          </draw:polygon>
          <draw:path draw:style-name="gr5" draw:text-style-name="P5" draw:layer="layout" svg:width="0.241cm" svg:height="0cm" svg:x="4.207cm" svg:y="1.5cm" svg:viewBox="0 0 242 0" svg:d="M149 0c20 0 43 0 52 0 8 0 12 0 26 0h11c4 0 4 0 4 0h-2c-4 0-8 0-11 0h-100c-10 0-37 0-60 0-2 0-9 0-9 0h4c17 0 20 0 33 0h48-136c-6 0-9 0-9 0 0 0 7 0 14 0 8 0 13 0 17 0z">
            <text:p/>
          </draw:path>
          <draw:path draw:style-name="gr5" draw:text-style-name="P5" draw:layer="layout" svg:width="0.125cm" svg:height="0cm" svg:x="4.503cm" svg:y="1.5cm" svg:viewBox="0 0 126 0" svg:d="M78 0h-10c-22 0-54 0-68 0 8 0 31 0 50 0h-34-14c7 0 49 0 61 0 11 0 55 0 63 0h-14c-34 0-34 0-34 0z">
            <text:p/>
          </draw:path>
        </draw:g>
        <draw:line draw:style-name="gr6" draw:text-style-name="P3" draw:layer="layout" svg:x1="4.051cm" svg:y1="1.5cm" svg:x2="4.051cm" svg:y2="1.5cm">
          <text:p/>
        </draw:line>
        <draw:line draw:style-name="gr6" draw:text-style-name="P3" draw:layer="layout" svg:x1="4.1cm" svg:y1="1.5cm" svg:x2="4.1cm" svg:y2="1.5cm">
          <text:p/>
        </draw:line>
        <draw:line draw:style-name="gr6" draw:text-style-name="P3" draw:layer="layout" svg:x1="4.1cm" svg:y1="1cm" svg:x2="4.1cm" svg:y2="1cm">
          <text:p/>
        </draw:line>
        <draw:frame draw:style-name="gr7" draw:text-style-name="P6" draw:layer="layout" svg:width="2.2cm" svg:height="0.717cm" svg:x="4.1cm" svg:y="-0.05cm">
          <draw:text-box>
            <text:p><text:span text:style-name="T1">Mezzo 2</text:span></text:p>
          </draw:text-box>
        </draw:frame>
        <draw:line draw:style-name="gr8" draw:text-style-name="P3" draw:layer="layout" svg:x1="2.4cm" svg:y1="3cm" svg:x2="1.2cm" svg:y2="4.6cm">
          <text:p/>
        </draw:line>
        <draw:g>
          <svg:title>TexMaths</svg:title>
          <svg:desc>14§display§\hat{x}_2
§svg§600§TRUE§</svg:desc>
          <draw:polygon draw:style-name="gr4" draw:text-style-name="P4" draw:layer="layout" svg:width="0.476cm" svg:height="0.415cm" svg:x="4.173cm" svg:y="2.502cm" svg:viewBox="0 0 477 416" draw:points="239,416 0,416 0,0 477,0 477,416">
            <text:p/>
          </draw:polygon>
          <draw:polygon draw:style-name="gr5" draw:text-style-name="P5" draw:layer="layout" svg:width="0.131cm" svg:height="0.076cm" svg:x="4.261cm" svg:y="2.501cm" svg:viewBox="0 0 132 77" draw:points="66,0 0,68 9,77 66,26 123,77 132,68">
            <text:p/>
          </draw:polygon>
          <draw:path draw:style-name="gr5" draw:text-style-name="P5" draw:layer="layout" svg:width="0.245cm" svg:height="0.223cm" svg:x="4.188cm" svg:y="2.625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3 0 51-35 53-38 5 19 23 38 52 38 52 0 80-64 80-76 0-5-5-5-6-5-4 0-6 2-7 5-15 54-50 65-66 65-19 0-27-16-27-33 0-11 4-21 9-43z">
            <text:p/>
          </draw:path>
          <draw:path draw:style-name="gr5" draw:text-style-name="P5" draw:layer="layout" svg:width="0.152cm" svg:height="0.229cm" svg:x="4.475cm" svg:y="2.688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</draw:g>
        <draw:line draw:style-name="gr8" draw:text-style-name="P3" draw:layer="layout" svg:x1="2.4cm" svg:y1="1.4cm" svg:x2="2.4cm" svg:y2="3cm">
          <text:p/>
        </draw:line>
        <draw:line draw:style-name="gr8" draw:text-style-name="P3" draw:layer="layout" svg:x1="4.2cm" svg:y1="3cm" svg:x2="2.4cm" svg:y2="3cm">
          <text:p/>
        </draw:line>
        <draw:g>
          <svg:title>TexMaths</svg:title>
          <svg:desc>12§display§\hat{x}_1
§svg§600§TRUE§</svg:desc>
          <draw:polygon draw:style-name="gr4" draw:text-style-name="P4" draw:layer="layout" svg:width="0.408cm" svg:height="0.356cm" svg:x="2.6cm" svg:y="1.126cm" svg:viewBox="0 0 409 357" draw:points="205,357 0,357 0,0 409,0 409,357">
            <text:p/>
          </draw:polygon>
          <draw:polygon draw:style-name="gr5" draw:text-style-name="P5" draw:layer="layout" svg:width="0.112cm" svg:height="0.065cm" svg:x="2.676cm" svg:y="1.125cm" svg:viewBox="0 0 113 66" draw:points="57,0 0,59 8,66 57,22 106,66 113,59">
            <text:p/>
          </draw:polygon>
          <draw:path draw:style-name="gr5" draw:text-style-name="P5" draw:layer="layout" svg:width="0.21cm" svg:height="0.191cm" svg:x="2.612cm" svg:y="1.232cm" svg:viewBox="0 0 211 192" svg:d="M130 60c2-12 11-50 41-50 3 0 12 0 21 4-12 3-20 14-20 24 0 6 5 15 16 15 10 0 23-8 23-25 0-22-25-28-39-28-25 0-40 22-45 33-11-29-33-33-45-33-45 0-69 55-69 65 0 4 4 4 5 4 4 0 5 0 6-4 14-45 42-55 57-55 7 0 23 3 23 28 0 13-8 42-23 101-7 27-22 44-41 44-3 0-12 0-21-5 11-3 20-12 20-23 0-12-9-15-16-15-12 0-23 11-23 25 0 19 21 27 39 27 29 0 45-29 45-32 5 16 21 32 46 32 44 0 68-54 68-65 0-4-4-4-5-4-4 0-5 1-6 4-13 46-43 56-56 56-17 0-23-14-23-28 0-10 2-18 7-38z">
            <text:p/>
          </draw:path>
          <draw:path draw:style-name="gr5" draw:text-style-name="P5" draw:layer="layout" svg:width="0.107cm" svg:height="0.196cm" svg:x="2.873cm" svg:y="1.286cm" svg:viewBox="0 0 108 197" svg:d="M67 9c0-9 0-9-8-9-20 18-47 19-59 19v11c7 0 27 0 43-9v152c0 10 0 14-30 14h-11v10c6 0 42-1 53-1 9 0 47 1 53 1v-10h-11c-30 0-30-4-30-14z">
            <text:p/>
          </draw:path>
        </draw:g>
        <draw:line draw:style-name="gr9" draw:text-style-name="P3" draw:layer="layout" svg:x1="2.4cm" svg:y1="3cm" svg:x2="2.4cm" svg:y2="5cm">
          <text:p/>
        </draw:line>
        <draw:line draw:style-name="gr8" draw:text-style-name="P3" draw:layer="layout" svg:x1="3.595cm" svg:y1="4.605cm" svg:x2="2.395cm" svg:y2="3.005cm">
          <text:p/>
        </draw:line>
        <draw:g>
          <svg:title>TexMaths</svg:title>
          <svg:desc>14§display§\vec{k}_r§svg§600§TRUE§</svg:desc>
          <draw:polygon draw:style-name="gr4" draw:text-style-name="P4" draw:layer="measurelines" svg:width="0.472cm" svg:height="0.555cm" svg:x="3.075cm" svg:y="3.303cm" svg:viewBox="0 0 473 556" draw:points="237,556 0,556 0,0 473,0 473,556">
            <text:p/>
          </draw:polygon>
          <draw:path draw:style-name="gr5" draw:text-style-name="P5" draw:layer="measurelines" svg:width="0.218cm" svg:height="0.098cm" svg:x="3.164cm" svg:y="3.302cm" svg:viewBox="0 0 219 99" svg:d="M176 59c-7 7-24 21-24 29 0 6 5 11 10 11s7-4 9-7c7-7 18-21 39-33 4-1 9-4 9-10 0-4-3-8-8-10-10-8-15-17-20-28-1-4-2-11-10-11-7 0-9 7-9 10s4 19 11 29h-166c-8 0-17 0-17 10s9 10 17 10z">
            <text:p/>
          </draw:path>
          <draw:path draw:style-name="gr5" draw:text-style-name="P5" draw:layer="measurelines" svg:width="0.223cm" svg:height="0.347cm" svg:x="3.128cm" svg:y="3.442cm" svg:viewBox="0 0 224 348" svg:d="M114 6c0-2 0-6-6-6-11 0-48 4-60 4-4 2-10 2-10 11 0 6 4 6 12 6 24 0 25 4 25 8l-1 10-72 285c-2 6-2 8-2 10 0 12 10 14 15 14 6 0 13-4 16-11 3-4 25-95 28-107 17 1 57 9 57 41 0 3 0 6-2 11 0 6-1 11-1 17 0 29 19 49 45 49 15 0 28-8 39-27 12-21 18-48 18-49 0-5-5-5-6-5-5 0-5 2-7 9-10 36-21 61-43 61-9 0-16-5-16-23 0-8 2-19 5-27 1-9 1-11 1-16 0-32-30-46-73-51 16-9 31-25 43-37 23-26 45-47 70-47 3 0 3 0 4 0 6 1 7 1 11 4 1 0 1 1 2 1-24 2-28 21-28 27 0 8 5 18 19 18 12 0 27-11 27-30 0-15-12-32-34-32-13 0-37 5-71 44-17 19-37 38-55 46z">
            <text:p/>
          </draw:path>
          <draw:path draw:style-name="gr5" draw:text-style-name="P5" draw:layer="measurelines" svg:width="0.16cm" svg:height="0.156cm" svg:x="3.371cm" svg:y="3.705cm" svg:viewBox="0 0 161 157" svg:d="M65 83c1-2 9-34 9-35 1-3 11-20 22-29 4-2 14-9 28-9 3 0 12 0 19 5-11 3-16 12-16 19s7 13 15 13 19-7 19-21c0-18-19-26-37-26s-33 8-48 25c-7-22-28-25-36-25-13 0-22 8-28 18-8 13-12 34-12 35 0 4 4 4 6 4 5 0 5-1 7-10 6-21 13-37 26-37 9 0 11 7 11 17 0 7-3 19-5 29-3 9-6 24-8 30l-11 45c-1 5-4 13-4 15 0 7 7 11 13 11 4 0 11-4 14-10 1-3 5-18 7-27z">
            <text:p/>
          </draw:path>
        </draw:g>
        <draw:g>
          <svg:title>TexMaths</svg:title>
          <svg:desc>14§display§\vec{k}_i§svg§600§TRUE§</svg:desc>
          <draw:polygon draw:style-name="gr4" draw:text-style-name="P4" draw:layer="measurelines" svg:width="0.419cm" svg:height="0.555cm" svg:x="1.276cm" svg:y="3.303cm" svg:viewBox="0 0 420 556" draw:points="211,556 0,556 0,0 420,0 420,556">
            <text:p/>
          </draw:polygon>
          <draw:path draw:style-name="gr5" draw:text-style-name="P5" draw:layer="measurelines" svg:width="0.219cm" svg:height="0.098cm" svg:x="1.366cm" svg:y="3.302cm" svg:viewBox="0 0 220 99" svg:d="M176 59c-7 7-24 21-24 29 0 6 5 11 10 11s7-4 9-7c7-7 18-21 40-33 3-1 9-4 9-10 0-4-4-8-8-10-10-8-16-17-20-28-2-4-3-11-11-11-6 0-9 7-9 10s4 19 12 29h-167c-8 0-17 0-17 10s9 10 17 10z">
            <text:p/>
          </draw:path>
          <draw:path draw:style-name="gr5" draw:text-style-name="P5" draw:layer="measurelines" svg:width="0.223cm" svg:height="0.347cm" svg:x="1.329cm" svg:y="3.442cm" svg:viewBox="0 0 224 348" svg:d="M114 6c0-2 0-6-5-6-12 0-49 4-61 4-4 2-10 2-10 11 0 6 5 6 12 6 24 0 25 4 25 8l-1 10-72 285c-2 6-2 8-2 10 0 12 10 14 15 14 6 0 13-4 16-11 3-4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7 19-37 38-55 46z">
            <text:p/>
          </draw:path>
          <draw:path draw:style-name="gr5" draw:text-style-name="P5" draw:layer="measurelines" svg:width="0.104cm" svg:height="0.232cm" svg:x="1.573cm" svg:y="3.629cm" svg:viewBox="0 0 105 233" svg:d="M96 13c0-5-4-13-13-13-10 0-20 9-20 19 0 6 4 13 14 13s19-10 19-19zM26 189c-2 5-4 8-4 15 0 16 14 29 33 29 36 0 50-48 50-53 0-4-4-4-5-4-5 0-5 2-7 5-8 28-24 42-37 42-7 0-8-5-8-12 0-8 2-14 6-22 3-10 6-19 11-28 2-8 15-40 17-43 1-4 2-8 2-12 0-16-15-29-34-29-34 0-50 47-50 53 0 4 4 4 6 4 5 0 5-2 6-5 9-30 25-43 37-43 6 0 9 4 9 13 0 7-2 13-11 34z">
            <text:p/>
          </draw:path>
        </draw:g>
        <draw:path draw:style-name="gr10" draw:text-style-name="P3" draw:layer="measurelines" svg:width="0.874cm" svg:height="0.51cm" draw:transform="skewX (0.0825540736193318) rotate (-0.508239878180749) translate (2.15559476101058cm 3.27418794422889cm)" svg:viewBox="0 0 875 511" svg:d="M0 511c601 1 875-511 875-511">
          <text:p/>
        </draw:path>
        <draw:g>
          <svg:title>TexMaths</svg:title>
          <svg:desc>14§display§\theta_i§svg§600§TRUE§</svg:desc>
          <draw:polygon draw:style-name="gr4" draw:text-style-name="P4" draw:layer="measurelines" svg:width="0.369cm" svg:height="0.415cm" svg:x="1.877cm" svg:y="3.909cm" svg:viewBox="0 0 370 416" draw:points="185,416 0,416 0,0 370,0 370,416">
            <text:p/>
          </draw:polygon>
          <draw:path draw:style-name="gr5" draw:text-style-name="P5" draw:layer="measurelines" svg:width="0.203cm" svg:height="0.353cm" svg:x="1.897cm" svg:y="3.902cm" svg:viewBox="0 0 204 354" svg:d="M204 101c0-33-9-101-59-101-69 0-145 139-145 252 0 47 15 102 59 102 70 0 145-142 145-253zM53 169c8-31 18-71 38-106 13-25 31-52 54-52 24 0 27 32 27 60 0 24-4 49-16 98zM151 185c-5 22-15 65-34 100-17 33-36 58-58 58-16 0-26-15-26-60 0-21 3-50 15-98z">
            <text:p/>
          </draw:path>
          <draw:path draw:style-name="gr5" draw:text-style-name="P5" draw:layer="measurelines" svg:width="0.104cm" svg:height="0.232cm" svg:x="2.124cm" svg:y="4.095cm" svg:viewBox="0 0 105 233" svg:d="M96 13c0-5-4-13-13-13-10 0-20 9-20 19 0 6 4 14 14 14s19-11 19-20zM26 189c-2 5-4 8-4 15 0 16 14 29 33 29 36 0 50-48 50-53 0-4-4-4-5-4-5 0-5 2-7 6-8 28-23 41-37 41-7 0-8-4-8-12s2-14 6-22c3-10 7-19 11-28 2-7 15-40 17-43 1-4 2-8 2-11 0-17-14-30-34-30-34 0-50 47-50 53 0 5 4 5 6 5 5 0 5-3 6-6 9-30 25-43 37-43 6 0 9 4 9 13 0 8-2 13-11 34z">
            <text:p/>
          </draw:path>
        </draw:g>
        <draw:g>
          <svg:title>TexMaths</svg:title>
          <svg:desc>14§display§\theta_r
§svg§600§TRUE§</svg:desc>
          <draw:polygon draw:style-name="gr4" draw:text-style-name="P4" draw:layer="measurelines" svg:width="0.422cm" svg:height="0.415cm" svg:x="2.578cm" svg:y="3.909cm" svg:viewBox="0 0 423 416" draw:points="212,416 0,416 0,0 423,0 423,416">
            <text:p/>
          </draw:polygon>
          <draw:path draw:style-name="gr5" draw:text-style-name="P5" draw:layer="measurelines" svg:width="0.203cm" svg:height="0.353cm" svg:x="2.598cm" svg:y="3.902cm" svg:viewBox="0 0 204 354" svg:d="M204 101c0-33-9-101-60-101-68 0-144 139-144 252 0 47 15 102 59 102 70 0 145-142 145-253zM53 169c7-31 17-71 38-106 13-25 31-52 53-52 25 0 27 32 27 60 0 24-3 49-15 98zM151 185c-6 22-16 65-35 100-16 33-35 58-57 58-16 0-27-15-27-60 0-21 4-50 16-98z">
            <text:p/>
          </draw:path>
          <draw:path draw:style-name="gr5" draw:text-style-name="P5" draw:layer="measurelines" svg:width="0.16cm" svg:height="0.156cm" svg:x="2.824cm" svg:y="4.171cm" svg:viewBox="0 0 161 157" svg:d="M65 83c1-2 9-34 9-35 1-3 11-20 22-29 4-2 14-9 28-9 4 0 13 0 19 5-11 3-15 12-15 19s6 13 14 13 19-7 19-21c0-18-19-26-37-26s-33 8-48 25c-7-22-28-25-36-25-13 0-22 8-28 18-8 13-12 34-12 35 0 4 4 4 6 4 5 0 5-1 7-10 6-21 13-37 26-37 9 0 11 7 11 17 0 7-3 19-5 29-2 9-6 24-8 30l-11 45c-1 5-4 14-4 15 0 8 7 11 13 11 4 0 11-3 14-10 1-2 5-18 7-27z">
            <text:p/>
          </draw:path>
        </draw:g>
        <draw:line draw:style-name="gr11" draw:text-style-name="P3" draw:layer="measurelines" svg:x1="1.023cm" svg:y1="4.777cm" svg:x2="1.377cm" svg:y2="4.423cm">
          <text:p/>
        </draw:line>
        <draw:line draw:style-name="gr11" draw:text-style-name="P3" draw:layer="measurelines" svg:x1="1.377cm" svg:y1="4.777cm" svg:x2="1.023cm" svg:y2="4.423cm">
          <text:p/>
        </draw:line>
        <draw:g>
          <svg:title>TexMaths</svg:title>
          <svg:desc>12§display§\vec{E}_{oi}§svg§600§TRUE§</svg:desc>
          <draw:polygon draw:style-name="gr4" draw:text-style-name="P4" draw:layer="measurelines" svg:width="0.595cm" svg:height="0.47cm" svg:x="0.38cm" svg:y="4.341cm" svg:viewBox="0 0 596 471" draw:points="298,471 0,471 0,0 596,0 596,471">
            <text:p/>
          </draw:polygon>
          <draw:path draw:style-name="gr5" draw:text-style-name="P5" draw:layer="measurelines" svg:width="0.187cm" svg:height="0.083cm" svg:x="0.522cm" svg:y="4.34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5" draw:text-style-name="P5" draw:layer="measurelines" svg:width="0.306cm" svg:height="0.287cm" svg:x="0.396cm" svg:y="4.461cm" svg:viewBox="0 0 307 288" svg:d="M283 189c1-2 2-5 2-6s0-5-5-5c-4 0-5 3-6 5-26 64-42 91-115 91h-61c-6 0-7 0-10 0-4-1-5-1-5-4 0-1 0-2 2-10l29-115h41c37 0 37 9 37 19 0 3 0 8-3 21-1 2-2 3-2 4 0 3 2 5 6 5 3 0 5-2 7-8l24-100c0-2-3-3-6-3-4 0-4 1-6 6-9 33-16 42-56 42h-39l26-101c3-16 4-17 22-17h60c51 0 64 12 64 47 0 10 0 11-1 23 0 2-1 5-1 7s2 5 6 5 5-2 5-11l9-72c1-12-1-12-11-12h-214c-9 0-13 0-13 9 0 4 4 4 12 4 15 0 27 0 27 8 0 1 0 2-1 10l-57 223c-4 18-5 20-38 20-7 0-12 0-12 8 0 6 4 6 12 6h219c10 0 11-1 14-8z">
            <text:p/>
          </draw:path>
          <draw:path draw:style-name="gr5" draw:text-style-name="P5" draw:layer="measurelines" svg:width="0.138cm" svg:height="0.133cm" svg:x="0.708cm" svg:y="4.681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measurelines" svg:width="0.089cm" svg:height="0.199cm" svg:x="0.869cm" svg:y="4.615cm" svg:viewBox="0 0 90 200" svg:d="M83 12c0-5-4-12-12-12-9 0-17 8-17 16 0 5 4 12 12 12 9 0 17-9 17-16zM22 162c-2 4-3 7-3 13 0 13 12 25 28 25 31 0 43-42 43-46 0-3-4-3-5-3-3 0-3 2-5 4-7 24-20 36-32 36-6 0-7-4-7-11 0-6 2-11 5-18 3-8 6-16 10-24 2-7 12-34 14-37 1-3 2-7 2-10 0-14-12-25-29-25-30 0-43 41-43 45s4 4 5 4c5 0 5-2 6-5 7-26 21-36 31-36 5 0 8 3 8 10s-2 12-10 30z">
            <text:p/>
          </draw:path>
        </draw:g>
        <draw:line draw:style-name="gr11" draw:text-style-name="P3" draw:layer="measurelines" svg:x1="2.223cm" svg:y1="3.177cm" svg:x2="2.577cm" svg:y2="2.823cm">
          <text:p/>
        </draw:line>
        <draw:line draw:style-name="gr11" draw:text-style-name="P3" draw:layer="measurelines" svg:x1="2.577cm" svg:y1="3.177cm" svg:x2="2.223cm" svg:y2="2.823cm">
          <text:p/>
        </draw:line>
        <draw:g>
          <svg:title>TexMaths</svg:title>
          <svg:desc>12§display§\vec{E}_{or}§svg§600§TRUE§</svg:desc>
          <draw:polygon draw:style-name="gr4" draw:text-style-name="P4" draw:layer="measurelines" svg:width="0.641cm" svg:height="0.47cm" svg:x="2.586cm" svg:y="2.442cm" svg:viewBox="0 0 642 471" draw:points="321,471 0,471 0,0 642,0 642,471">
            <text:p/>
          </draw:polygon>
          <draw:path draw:style-name="gr5" draw:text-style-name="P5" draw:layer="measurelines" svg:width="0.187cm" svg:height="0.083cm" svg:x="2.728cm" svg:y="2.441cm" svg:viewBox="0 0 188 84" svg:d="M151 51c-6 6-20 17-20 25 0 5 3 8 8 8 4 0 6-2 8-5 6-6 15-19 33-28 3-1 8-4 8-9 0-4-3-6-7-8-8-7-13-15-17-24-1-4-2-10-9-10-5 0-7 6-7 9s3 16 9 25h-143c-6 0-14 0-14 8 0 9 8 9 14 9z">
            <text:p/>
          </draw:path>
          <draw:path draw:style-name="gr5" draw:text-style-name="P5" draw:layer="measurelines" svg:width="0.306cm" svg:height="0.287cm" svg:x="2.602cm" svg:y="2.562cm" svg:viewBox="0 0 307 288" svg:d="M283 189c1-2 2-5 2-6s0-5-5-5c-4 0-5 3-6 5-26 64-42 91-115 91h-61c-6 0-7 0-10 0-4-1-5-1-5-4 0-1 0-2 2-10l29-115h41c37 0 37 9 37 19 0 3 0 8-3 21-1 2-2 3-2 4 0 3 2 5 6 5 3 0 5-2 7-8l24-100c0-2-3-3-6-3-4 0-4 1-6 6-9 33-16 42-56 42h-39l26-101c3-16 4-17 22-17h60c51 0 64 12 64 47 0 10 0 11-1 23 0 2-1 5-1 7s2 5 6 5 4-2 5-11l9-72c1-12-1-12-11-12h-214c-9 0-13 0-13 9 0 4 4 4 12 4 15 0 27 0 27 8 0 1 0 2-1 10l-57 223c-4 18-5 20-38 20-7 0-12 0-12 8 0 6 4 6 12 6h219c10 0 11-1 14-8z">
            <text:p/>
          </draw:path>
          <draw:path draw:style-name="gr5" draw:text-style-name="P5" draw:layer="measurelines" svg:width="0.138cm" svg:height="0.133cm" svg:x="2.914cm" svg:y="2.782cm" svg:viewBox="0 0 139 134" svg:d="M139 52c0-33-24-52-54-52-44 0-85 41-85 82 0 29 22 52 54 52 43 0 85-39 85-82zM55 126c-16 0-30-10-30-33 0-12 6-41 17-58 13-19 30-26 43-26 17 0 30 10 30 32 0 7-4 37-16 58-12 17-30 27-44 27z">
            <text:p/>
          </draw:path>
          <draw:path draw:style-name="gr5" draw:text-style-name="P5" draw:layer="measurelines" svg:width="0.137cm" svg:height="0.133cm" svg:x="3.075cm" svg:y="2.782cm" svg:viewBox="0 0 138 134" svg:d="M56 71c1-2 7-29 7-30 1-3 10-17 20-25 2-2 11-7 24-7 2 0 10 0 16 3-10 3-14 11-14 17 0 7 6 11 13 11s16-5 16-18c0-15-16-22-31-22-16 0-29 7-42 21-6-18-24-21-30-21-12 0-20 7-24 15-7 12-11 29-11 30 0 4 4 4 5 4 5 0 5-1 7-9 4-18 10-31 22-31 7 0 9 5 9 14 0 6-3 16-5 25-2 8-4 20-6 26l-10 38c-1 4-3 12-3 13 0 6 6 9 11 9 4 0 9-3 12-8 1-2 4-16 6-23z">
            <text:p/>
          </draw:path>
        </draw:g>
        <draw:frame draw:style-name="gr7" draw:text-style-name="P6" draw:layer="layout" svg:width="2.2cm" svg:height="0.717cm" svg:x="4.1cm" svg:y="5.351cm">
          <draw:text-box>
            <text:p><text:span text:style-name="T1">Mezzo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12:28:54.462298139</dc:date>
    <meta:editing-duration>PT36M40S</meta:editing-duration>
    <meta:editing-cycles>6</meta:editing-cycles>
    <meta:generator>LibreOffice/5.3.3.2$Linux_X86_64 LibreOffice_project/30m0$Build-2</meta:generator>
    <meta:document-statistic meta:object-count="62"/>
  </office:meta>
</office:document-meta>
</file>